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02fe" officeooo:paragraph-rsid="001d02fe"/>
    </style:style>
    <style:style style:name="P2" style:family="paragraph" style:parent-style-name="Standard">
      <style:text-properties officeooo:rsid="001d02fe" officeooo:paragraph-rsid="001e5384"/>
    </style:style>
    <style:style style:name="P3" style:family="paragraph" style:parent-style-name="Standard">
      <style:text-properties officeooo:rsid="001d02fe" officeooo:paragraph-rsid="002e7771"/>
    </style:style>
    <style:style style:name="P4" style:family="paragraph" style:parent-style-name="Standard">
      <style:text-properties officeooo:rsid="001d02fe" officeooo:paragraph-rsid="004d975e"/>
    </style:style>
    <style:style style:name="P5" style:family="paragraph" style:parent-style-name="Standard">
      <style:text-properties officeooo:rsid="001d02fe" officeooo:paragraph-rsid="009dd76e"/>
    </style:style>
    <style:style style:name="P6" style:family="paragraph" style:parent-style-name="Standard">
      <style:text-properties officeooo:rsid="002086cf" officeooo:paragraph-rsid="002086cf"/>
    </style:style>
    <style:style style:name="P7" style:family="paragraph" style:parent-style-name="Standard">
      <style:text-properties officeooo:rsid="00227e5f" officeooo:paragraph-rsid="00227e5f"/>
    </style:style>
    <style:style style:name="P8" style:family="paragraph" style:parent-style-name="Standard">
      <style:text-properties officeooo:rsid="00243ad5" officeooo:paragraph-rsid="00243ad5"/>
    </style:style>
    <style:style style:name="P9" style:family="paragraph" style:parent-style-name="Standard">
      <style:text-properties officeooo:rsid="0028268e" officeooo:paragraph-rsid="0028268e"/>
    </style:style>
    <style:style style:name="P10" style:family="paragraph" style:parent-style-name="Standard">
      <style:text-properties officeooo:rsid="00293a5f" officeooo:paragraph-rsid="00293a5f"/>
    </style:style>
    <style:style style:name="P11" style:family="paragraph" style:parent-style-name="Standard">
      <style:text-properties officeooo:rsid="002beee9" officeooo:paragraph-rsid="002beee9"/>
    </style:style>
    <style:style style:name="P12" style:family="paragraph" style:parent-style-name="Standard">
      <style:text-properties officeooo:rsid="002beee9" officeooo:paragraph-rsid="002f5dbc"/>
    </style:style>
    <style:style style:name="P13" style:family="paragraph" style:parent-style-name="Standard">
      <style:text-properties officeooo:rsid="002d09a4" officeooo:paragraph-rsid="002d09a4"/>
    </style:style>
    <style:style style:name="P14" style:family="paragraph" style:parent-style-name="Standard">
      <style:text-properties officeooo:rsid="002e4ee1" officeooo:paragraph-rsid="002e4ee1"/>
    </style:style>
    <style:style style:name="P15" style:family="paragraph" style:parent-style-name="Standard">
      <style:text-properties officeooo:rsid="002e7771" officeooo:paragraph-rsid="002e7771"/>
    </style:style>
    <style:style style:name="P16" style:family="paragraph" style:parent-style-name="Standard">
      <style:text-properties officeooo:rsid="00306230" officeooo:paragraph-rsid="00306230"/>
    </style:style>
    <style:style style:name="P17" style:family="paragraph" style:parent-style-name="Standard">
      <style:text-properties officeooo:rsid="0031c0a4" officeooo:paragraph-rsid="0031c0a4"/>
    </style:style>
    <style:style style:name="P18" style:family="paragraph" style:parent-style-name="Standard">
      <style:text-properties officeooo:rsid="0031c0a4" officeooo:paragraph-rsid="0032d99c"/>
    </style:style>
    <style:style style:name="P19" style:family="paragraph" style:parent-style-name="Standard">
      <style:text-properties officeooo:rsid="00323ef1" officeooo:paragraph-rsid="00323ef1"/>
    </style:style>
    <style:style style:name="P20" style:family="paragraph" style:parent-style-name="Standard">
      <style:text-properties officeooo:rsid="00323ef1" officeooo:paragraph-rsid="00a214d4"/>
    </style:style>
    <style:style style:name="P21" style:family="paragraph" style:parent-style-name="Standard">
      <style:text-properties officeooo:rsid="00331084" officeooo:paragraph-rsid="00331084"/>
    </style:style>
    <style:style style:name="P22" style:family="paragraph" style:parent-style-name="Standard">
      <style:text-properties officeooo:rsid="00331084" officeooo:paragraph-rsid="0080ac40"/>
    </style:style>
    <style:style style:name="P23" style:family="paragraph" style:parent-style-name="Standard">
      <style:text-properties officeooo:rsid="00331084" officeooo:paragraph-rsid="0082a2be"/>
    </style:style>
    <style:style style:name="P24" style:family="paragraph" style:parent-style-name="Standard">
      <style:text-properties officeooo:rsid="00331084" officeooo:paragraph-rsid="00997467"/>
    </style:style>
    <style:style style:name="P25" style:family="paragraph" style:parent-style-name="Standard">
      <style:text-properties officeooo:rsid="00331795" officeooo:paragraph-rsid="00331795"/>
    </style:style>
    <style:style style:name="P26" style:family="paragraph" style:parent-style-name="Standard">
      <style:text-properties officeooo:rsid="0035810e" officeooo:paragraph-rsid="0035810e"/>
    </style:style>
    <style:style style:name="P27" style:family="paragraph" style:parent-style-name="Standard">
      <style:text-properties officeooo:rsid="00365b30" officeooo:paragraph-rsid="00365b30"/>
    </style:style>
    <style:style style:name="P28" style:family="paragraph" style:parent-style-name="Standard">
      <style:text-properties officeooo:rsid="00384bfc" officeooo:paragraph-rsid="00384bfc"/>
    </style:style>
    <style:style style:name="P29" style:family="paragraph" style:parent-style-name="Standard">
      <style:text-properties officeooo:rsid="003a95bc" officeooo:paragraph-rsid="003a95bc"/>
    </style:style>
    <style:style style:name="P30" style:family="paragraph" style:parent-style-name="Standard">
      <style:text-properties officeooo:rsid="003b7f4e" officeooo:paragraph-rsid="003b7f4e"/>
    </style:style>
    <style:style style:name="P31" style:family="paragraph" style:parent-style-name="Standard">
      <style:text-properties officeooo:rsid="0040aad6" officeooo:paragraph-rsid="0040aad6"/>
    </style:style>
    <style:style style:name="P32" style:family="paragraph" style:parent-style-name="Standard">
      <style:text-properties officeooo:rsid="0041de30" officeooo:paragraph-rsid="0041de30"/>
    </style:style>
    <style:style style:name="P33" style:family="paragraph" style:parent-style-name="Standard">
      <style:text-properties officeooo:rsid="00435d8f" officeooo:paragraph-rsid="00435d8f"/>
    </style:style>
    <style:style style:name="P34" style:family="paragraph" style:parent-style-name="Standard">
      <style:text-properties officeooo:rsid="00435d8f" officeooo:paragraph-rsid="004599d8"/>
    </style:style>
    <style:style style:name="P35" style:family="paragraph" style:parent-style-name="Standard">
      <style:text-properties officeooo:rsid="0043c80e" officeooo:paragraph-rsid="0043c80e"/>
    </style:style>
    <style:style style:name="P36" style:family="paragraph" style:parent-style-name="Standard">
      <style:text-properties officeooo:rsid="0046bf8b" officeooo:paragraph-rsid="0046bf8b"/>
    </style:style>
    <style:style style:name="P37" style:family="paragraph" style:parent-style-name="Standard">
      <style:text-properties officeooo:rsid="00485b01" officeooo:paragraph-rsid="00485b01"/>
    </style:style>
    <style:style style:name="P38" style:family="paragraph" style:parent-style-name="Standard">
      <style:text-properties officeooo:rsid="004909dc" officeooo:paragraph-rsid="004909dc"/>
    </style:style>
    <style:style style:name="P39" style:family="paragraph" style:parent-style-name="Standard">
      <style:text-properties officeooo:rsid="004a2717" officeooo:paragraph-rsid="004a2717"/>
    </style:style>
    <style:style style:name="P40" style:family="paragraph" style:parent-style-name="Standard">
      <style:text-properties officeooo:rsid="004d975e" officeooo:paragraph-rsid="004d975e"/>
    </style:style>
    <style:style style:name="P41" style:family="paragraph" style:parent-style-name="Standard">
      <style:text-properties officeooo:rsid="004ef409" officeooo:paragraph-rsid="004ef409"/>
    </style:style>
    <style:style style:name="P42" style:family="paragraph" style:parent-style-name="Standard">
      <style:text-properties officeooo:rsid="0052311a" officeooo:paragraph-rsid="0052311a"/>
    </style:style>
    <style:style style:name="P43" style:family="paragraph" style:parent-style-name="Standard">
      <style:text-properties officeooo:rsid="0054240b" officeooo:paragraph-rsid="0054240b"/>
    </style:style>
    <style:style style:name="P44" style:family="paragraph" style:parent-style-name="Standard">
      <style:text-properties officeooo:rsid="00554182" officeooo:paragraph-rsid="00554182"/>
    </style:style>
    <style:style style:name="P45" style:family="paragraph" style:parent-style-name="Standard">
      <style:text-properties officeooo:rsid="0056231d" officeooo:paragraph-rsid="0056231d"/>
    </style:style>
    <style:style style:name="P46" style:family="paragraph" style:parent-style-name="Standard">
      <style:text-properties officeooo:rsid="0057afe8" officeooo:paragraph-rsid="0057afe8"/>
    </style:style>
    <style:style style:name="P47" style:family="paragraph" style:parent-style-name="Standard">
      <style:text-properties officeooo:rsid="005889e9" officeooo:paragraph-rsid="005889e9"/>
    </style:style>
    <style:style style:name="P48" style:family="paragraph" style:parent-style-name="Standard">
      <style:text-properties officeooo:rsid="005889e9" officeooo:paragraph-rsid="00837425"/>
    </style:style>
    <style:style style:name="P49" style:family="paragraph" style:parent-style-name="Standard">
      <style:text-properties officeooo:rsid="005889e9" officeooo:paragraph-rsid="009f7236"/>
    </style:style>
    <style:style style:name="P50" style:family="paragraph" style:parent-style-name="Standard">
      <style:text-properties officeooo:rsid="0058ea21" officeooo:paragraph-rsid="0058ea21"/>
    </style:style>
    <style:style style:name="P51" style:family="paragraph" style:parent-style-name="Standard">
      <style:text-properties officeooo:rsid="005c49a4" officeooo:paragraph-rsid="005c49a4"/>
    </style:style>
    <style:style style:name="P52" style:family="paragraph" style:parent-style-name="Standard">
      <style:text-properties officeooo:rsid="005ddb59" officeooo:paragraph-rsid="005ddb59"/>
    </style:style>
    <style:style style:name="P53" style:family="paragraph" style:parent-style-name="Standard">
      <style:text-properties officeooo:rsid="005f7050" officeooo:paragraph-rsid="005f7050"/>
    </style:style>
    <style:style style:name="P54" style:family="paragraph" style:parent-style-name="Standard">
      <style:text-properties officeooo:rsid="00600622" officeooo:paragraph-rsid="00600622"/>
    </style:style>
    <style:style style:name="P55" style:family="paragraph" style:parent-style-name="Standard">
      <style:text-properties officeooo:rsid="00600dcf" officeooo:paragraph-rsid="00600dcf"/>
    </style:style>
    <style:style style:name="P56" style:family="paragraph" style:parent-style-name="Standard">
      <style:text-properties officeooo:rsid="0063656e" officeooo:paragraph-rsid="0063656e"/>
    </style:style>
    <style:style style:name="P57" style:family="paragraph" style:parent-style-name="Standard">
      <style:text-properties officeooo:rsid="0063db08" officeooo:paragraph-rsid="0063db08"/>
    </style:style>
    <style:style style:name="P58" style:family="paragraph" style:parent-style-name="Standard">
      <style:text-properties officeooo:rsid="00659daa" officeooo:paragraph-rsid="00659daa"/>
    </style:style>
    <style:style style:name="P59" style:family="paragraph" style:parent-style-name="Standard">
      <style:text-properties officeooo:rsid="0065eee7" officeooo:paragraph-rsid="0065eee7"/>
    </style:style>
    <style:style style:name="P60" style:family="paragraph" style:parent-style-name="Standard">
      <style:text-properties officeooo:rsid="00685631" officeooo:paragraph-rsid="00685631"/>
    </style:style>
    <style:style style:name="P61" style:family="paragraph" style:parent-style-name="Standard">
      <style:text-properties officeooo:rsid="006a29b4" officeooo:paragraph-rsid="006a29b4"/>
    </style:style>
    <style:style style:name="P62" style:family="paragraph" style:parent-style-name="Standard">
      <style:text-properties officeooo:rsid="006ba27c" officeooo:paragraph-rsid="006ba27c"/>
    </style:style>
    <style:style style:name="P63" style:family="paragraph" style:parent-style-name="Standard">
      <style:text-properties officeooo:rsid="006cbfbc" officeooo:paragraph-rsid="006cbfbc"/>
    </style:style>
    <style:style style:name="P64" style:family="paragraph" style:parent-style-name="Standard">
      <style:text-properties officeooo:rsid="006dbf04" officeooo:paragraph-rsid="006dbf04"/>
    </style:style>
    <style:style style:name="P65" style:family="paragraph" style:parent-style-name="Standard">
      <style:text-properties officeooo:rsid="006e1b64" officeooo:paragraph-rsid="006e1b64"/>
    </style:style>
    <style:style style:name="P66" style:family="paragraph" style:parent-style-name="Standard">
      <style:text-properties officeooo:rsid="006fd5dc" officeooo:paragraph-rsid="006fd5dc"/>
    </style:style>
    <style:style style:name="P67" style:family="paragraph" style:parent-style-name="Standard">
      <style:text-properties officeooo:rsid="00726ef4" officeooo:paragraph-rsid="00726ef4"/>
    </style:style>
    <style:style style:name="P68" style:family="paragraph" style:parent-style-name="Standard">
      <style:text-properties officeooo:rsid="0072dc6f" officeooo:paragraph-rsid="0072dc6f"/>
    </style:style>
    <style:style style:name="P69" style:family="paragraph" style:parent-style-name="Standard">
      <style:text-properties officeooo:rsid="00733b65" officeooo:paragraph-rsid="00733b65"/>
    </style:style>
    <style:style style:name="P70" style:family="paragraph" style:parent-style-name="Standard">
      <style:text-properties officeooo:rsid="007521e0" officeooo:paragraph-rsid="007521e0"/>
    </style:style>
    <style:style style:name="P71" style:family="paragraph" style:parent-style-name="Standard">
      <style:text-properties officeooo:rsid="007598d4" officeooo:paragraph-rsid="007598d4"/>
    </style:style>
    <style:style style:name="P72" style:family="paragraph" style:parent-style-name="Standard">
      <style:text-properties officeooo:rsid="00778868" officeooo:paragraph-rsid="00778868"/>
    </style:style>
    <style:style style:name="P73" style:family="paragraph" style:parent-style-name="Standard">
      <style:text-properties officeooo:rsid="007a7502" officeooo:paragraph-rsid="007a7502"/>
    </style:style>
    <style:style style:name="P74" style:family="paragraph" style:parent-style-name="Standard">
      <style:text-properties officeooo:rsid="007e30bd" officeooo:paragraph-rsid="007e30bd"/>
    </style:style>
    <style:style style:name="P75" style:family="paragraph" style:parent-style-name="Standard">
      <style:text-properties officeooo:rsid="007f83b8" officeooo:paragraph-rsid="007f83b8"/>
    </style:style>
    <style:style style:name="P76" style:family="paragraph" style:parent-style-name="Standard">
      <style:text-properties officeooo:rsid="0080ac40" officeooo:paragraph-rsid="0080ac40"/>
    </style:style>
    <style:style style:name="P77" style:family="paragraph" style:parent-style-name="Standard">
      <style:text-properties officeooo:rsid="0082a2be" officeooo:paragraph-rsid="0082a2be"/>
    </style:style>
    <style:style style:name="P78" style:family="paragraph" style:parent-style-name="Standard">
      <style:text-properties officeooo:rsid="00837425" officeooo:paragraph-rsid="00837425"/>
    </style:style>
    <style:style style:name="P79" style:family="paragraph" style:parent-style-name="Standard">
      <style:text-properties officeooo:rsid="0085de50" officeooo:paragraph-rsid="0085de50"/>
    </style:style>
    <style:style style:name="P80" style:family="paragraph" style:parent-style-name="Standard">
      <style:text-properties officeooo:rsid="0088329f" officeooo:paragraph-rsid="0088329f"/>
    </style:style>
    <style:style style:name="P81" style:family="paragraph" style:parent-style-name="Standard">
      <style:text-properties officeooo:rsid="008c75ce" officeooo:paragraph-rsid="008c75ce"/>
    </style:style>
    <style:style style:name="P82" style:family="paragraph" style:parent-style-name="Standard">
      <style:text-properties officeooo:rsid="008e4340" officeooo:paragraph-rsid="008e4340"/>
    </style:style>
    <style:style style:name="P83" style:family="paragraph" style:parent-style-name="Standard">
      <style:text-properties officeooo:rsid="008f6e89" officeooo:paragraph-rsid="008f6e89"/>
    </style:style>
    <style:style style:name="P84" style:family="paragraph" style:parent-style-name="Standard">
      <style:text-properties officeooo:rsid="009157f7" officeooo:paragraph-rsid="009157f7"/>
    </style:style>
    <style:style style:name="P85" style:family="paragraph" style:parent-style-name="Standard">
      <style:text-properties officeooo:rsid="0093286b" officeooo:paragraph-rsid="0093286b"/>
    </style:style>
    <style:style style:name="P86" style:family="paragraph" style:parent-style-name="Standard">
      <style:text-properties officeooo:rsid="0094e491" officeooo:paragraph-rsid="0094e491"/>
    </style:style>
    <style:style style:name="P87" style:family="paragraph" style:parent-style-name="Standard">
      <style:text-properties officeooo:rsid="0096bc9b" officeooo:paragraph-rsid="0096bc9b"/>
    </style:style>
    <style:style style:name="P88" style:family="paragraph" style:parent-style-name="Standard">
      <style:text-properties officeooo:rsid="00997467" officeooo:paragraph-rsid="00997467"/>
    </style:style>
    <style:style style:name="P89" style:family="paragraph" style:parent-style-name="Standard">
      <style:text-properties officeooo:rsid="009b60f9" officeooo:paragraph-rsid="009b60f9"/>
    </style:style>
    <style:style style:name="P90" style:family="paragraph" style:parent-style-name="Standard">
      <style:text-properties officeooo:rsid="009dd76e" officeooo:paragraph-rsid="009dd76e"/>
    </style:style>
    <style:style style:name="P91" style:family="paragraph" style:parent-style-name="Standard">
      <style:text-properties officeooo:rsid="009f7236" officeooo:paragraph-rsid="009f7236"/>
    </style:style>
    <style:style style:name="P92" style:family="paragraph" style:parent-style-name="Standard">
      <style:text-properties officeooo:rsid="00a0e422" officeooo:paragraph-rsid="00a0e422"/>
    </style:style>
    <style:style style:name="P93" style:family="paragraph" style:parent-style-name="Standard">
      <style:text-properties officeooo:rsid="00a214d4" officeooo:paragraph-rsid="00a214d4"/>
    </style:style>
    <style:style style:name="P94" style:family="paragraph" style:parent-style-name="Standard">
      <style:text-properties officeooo:rsid="00a5ab3b" officeooo:paragraph-rsid="00a5ab3b"/>
    </style:style>
    <style:style style:name="P95" style:family="paragraph" style:parent-style-name="Standard">
      <style:text-properties officeooo:rsid="00a70761" officeooo:paragraph-rsid="00a70761"/>
    </style:style>
    <style:style style:name="P96" style:family="paragraph" style:parent-style-name="Standard">
      <style:text-properties officeooo:rsid="00a842bb" officeooo:paragraph-rsid="00a842bb"/>
    </style:style>
    <style:style style:name="P97" style:family="paragraph" style:parent-style-name="Standard">
      <style:text-properties officeooo:rsid="00ac20c6" officeooo:paragraph-rsid="00ac20c6"/>
    </style:style>
    <style:style style:name="P98" style:family="paragraph" style:parent-style-name="Standard">
      <style:text-properties officeooo:rsid="00ae7497" officeooo:paragraph-rsid="00ae7497"/>
    </style:style>
    <style:style style:name="P99" style:family="paragraph" style:parent-style-name="Standard">
      <style:text-properties officeooo:rsid="00323ef1" officeooo:paragraph-rsid="004c8f4c"/>
    </style:style>
    <style:style style:name="P100" style:family="paragraph" style:parent-style-name="Standard">
      <style:text-properties officeooo:rsid="0040aad6" officeooo:paragraph-rsid="003cfac0"/>
    </style:style>
    <style:style style:name="P101" style:family="paragraph" style:parent-style-name="Standard">
      <style:text-properties officeooo:rsid="00554182" officeooo:paragraph-rsid="004b610c"/>
    </style:style>
    <style:style style:name="T1" style:family="text">
      <style:text-properties officeooo:rsid="001e5384"/>
    </style:style>
    <style:style style:name="T2" style:family="text">
      <style:text-properties officeooo:rsid="002f5dbc"/>
    </style:style>
    <style:style style:name="T3" style:family="text">
      <style:text-properties officeooo:rsid="0032d99c"/>
    </style:style>
    <style:style style:name="T4" style:family="text">
      <style:text-properties officeooo:rsid="003cfac0"/>
    </style:style>
    <style:style style:name="T5" style:family="text">
      <style:text-properties officeooo:rsid="004599d8"/>
    </style:style>
    <style:style style:name="T6" style:family="text">
      <style:text-properties officeooo:rsid="004b610c"/>
    </style:style>
    <style:style style:name="T7" style:family="text">
      <style:text-properties officeooo:rsid="0070d6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a xlink:type="simple" xlink:href="https://coderprog.com/aws-serverless-apis-apps/" text:style-name="Internet_20_link" text:visited-style-name="Visited_20_Internet_20_Link">https://coderprog.com/aws-serverless-apis-apps/</text:a></text:p>
      <text:p text:style-name="P21"/>
      <text:p text:style-name="P77"><text:a xlink:type="simple" xlink:href="https://coderprog.com/selenium-with-java/" text:style-name="Internet_20_link" text:visited-style-name="Visited_20_Internet_20_Link">https://coderprog.com/selenium-with-java/</text:a></text:p>
      <text:p text:style-name="P23"/>
      <text:p text:style-name="P75"><text:a xlink:type="simple" xlink:href="https://coderprog.com/mobile-app-dev-ionic-framework/" text:style-name="Internet_20_link" text:visited-style-name="Visited_20_Internet_20_Link">https://coderprog.com/mobile-app-dev-ionic-framework/</text:a></text:p>
      <text:p text:style-name="P75"/>
      <text:p text:style-name="P85"><text:a xlink:type="simple" xlink:href="https://coderprog.com/hands-on-jquery-examples/" text:style-name="Internet_20_link" text:visited-style-name="Visited_20_Internet_20_Link">https://coderprog.com/hands-on-jquery-examples/</text:a></text:p>
      <text:p text:style-name="P88"><text:a xlink:type="simple" xlink:href="https://coderprog.com/jquery-beginners/" text:style-name="Internet_20_link" text:visited-style-name="Visited_20_Internet_20_Link">https://coderprog.com/jquery-beginners/</text:a></text:p>
      <text:p text:style-name="P24"/>
      <text:p text:style-name="P76"><text:a xlink:type="simple" xlink:href="https://coderprog.com/solid-programming-principles/" text:style-name="Internet_20_link" text:visited-style-name="Visited_20_Internet_20_Link">https://coderprog.com/solid-programming-principles/</text:a></text:p>
      <text:p text:style-name="P22"/>
      <text:p text:style-name="P42"><text:a xlink:type="simple" xlink:href="https://coderprog.com/scratch-game-programming/" text:style-name="Internet_20_link" text:visited-style-name="Visited_20_Internet_20_Link">https://coderprog.com/scratch-game-programming/</text:a></text:p>
      <text:p text:style-name="P47"><text:a xlink:type="simple" xlink:href="https://coderprog.com/program-games-html5/" text:style-name="Internet_20_link" text:visited-style-name="Visited_20_Internet_20_Link">https://coderprog.com/program-games-html5/</text:a></text:p>
      <text:p text:style-name="P47"/>
      <text:p text:style-name="P65"><text:a xlink:type="simple" xlink:href="https://coderprog.com/css3-shadow-effects/" text:style-name="Internet_20_link" text:visited-style-name="Visited_20_Internet_20_Link">https://coderprog.com/css3-shadow-effects/</text:a></text:p>
      <text:p text:style-name="P78"><text:a xlink:type="simple" xlink:href="https://coderprog.com/css-image-filters/" text:style-name="Internet_20_link" text:visited-style-name="Visited_20_Internet_20_Link">https://coderprog.com/css-image-filters/</text:a></text:p>
      <text:p text:style-name="P48"/>
      <text:p text:style-name="P66"><text:a xlink:type="simple" xlink:href="https://coderprog.com/crash-course-into-javafx/" text:style-name="Internet_20_link" text:visited-style-name="Visited_20_Internet_20_Link">https://coderprog.com/crash-course-into-javafx/</text:a></text:p>
      <text:p text:style-name="P74"><text:a xlink:type="simple" xlink:href="https://coderprog.com/javafx-gui-development/" text:style-name="Internet_20_link" text:visited-style-name="Visited_20_Internet_20_Link">https://coderprog.com/javafx-gui-development/</text:a></text:p>
      <text:p text:style-name="P91"><text:a xlink:type="simple" xlink:href="https://coderprog.com/java-beginner-to-expert/" text:style-name="Internet_20_link" text:visited-style-name="Visited_20_Internet_20_Link">https://coderprog.com/java-beginner-to-expert/</text:a></text:p>
      <text:p text:style-name="P49"/>
      <text:p text:style-name="P59"><text:a xlink:type="simple" xlink:href="https://coderprog.com/arm-cortex-m-assembly-programming/" text:style-name="Internet_20_link" text:visited-style-name="Visited_20_Internet_20_Link">https://coderprog.com/arm-cortex-m-assembly-programming/</text:a></text:p>
      <text:p text:style-name="P59"/>
      <text:p text:style-name="P90"><text:a xlink:type="simple" xlink:href="https://coderprog.com/compilers/" text:style-name="Internet_20_link" text:visited-style-name="Visited_20_Internet_20_Link">https://coderprog.com/compilers/</text:a></text:p>
      <text:p text:style-name="P5"/>
      <text:p text:style-name="P1"><text:a xlink:type="simple" xlink:href="https://coderprog.com/bash-programming-course/" text:style-name="Internet_20_link" text:visited-style-name="Visited_20_Internet_20_Link">https://coderprog.com/bash-programming-course/</text:a></text:p>
      <text:p text:style-name="P40"><text:a xlink:type="simple" xlink:href="https://coderprog.com/bash-scripting-fundamentals/" text:style-name="Internet_20_link" text:visited-style-name="Visited_20_Internet_20_Link">https://coderprog.com/bash-scripting-fundamentals/</text:a></text:p>
      <text:p text:style-name="P4"/>
      <text:p text:style-name="P15"><text:a xlink:type="simple" xlink:href="https://coderprog.com/learning-qt-5/" text:style-name="Internet_20_link" text:visited-style-name="Visited_20_Internet_20_Link">https://coderprog.com/learning-qt-5/</text:a></text:p>
      <text:p text:style-name="P3"/>
      <text:p text:style-name="P50"><text:a xlink:type="simple" xlink:href="https://coderprog.com/homebaked-raspberry-pi-django/" text:style-name="Internet_20_link" text:visited-style-name="Visited_20_Internet_20_Link">https://coderprog.com/homebaked-raspberry-pi-django/</text:a></text:p>
      <text:p text:style-name="P50"/>
      <text:p text:style-name="P63"><text:a xlink:type="simple" xlink:href="https://coderprog.com/learn-ip-subnetting/" text:style-name="Internet_20_link" text:visited-style-name="Visited_20_Internet_20_Link">https://coderprog.com/learn-ip-subnetting/</text:a></text:p>
      <text:p text:style-name="P63"/>
      <text:p text:style-name="P71"><text:a xlink:type="simple" xlink:href="https://coderprog.com/how-hackers-create-malware/" text:style-name="Internet_20_link" text:visited-style-name="Visited_20_Internet_20_Link">https://coderprog.com/how-hackers-create-malware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7:05:01.736399553</meta:creation-date>
    <meta:generator>LibreOffice/5.1.6.2$Linux_X86_64 LibreOffice_project/10m0$Build-2</meta:generator>
    <dc:date>2018-05-22T19:38:49.827918492</dc:date>
    <meta:editing-duration>PT1H31M27S</meta:editing-duration>
    <meta:editing-cycles>110</meta:editing-cycles>
    <meta:document-statistic meta:table-count="0" meta:image-count="0" meta:object-count="0" meta:page-count="1" meta:paragraph-count="21" meta:word-count="21" meta:character-count="950" meta:non-whitespace-character-count="950"/>
  </office:meta>
</office:document-meta>
</file>